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9aa3c" officeooo:paragraph-rsid="0019aa3c"/>
    </style:style>
    <style:style style:name="P2" style:family="paragraph" style:parent-style-name="Standard">
      <style:paragraph-properties fo:text-align="center" style:justify-single-word="false"/>
      <style:text-properties officeooo:rsid="0019aa3c" officeooo:paragraph-rsid="0019aa3c"/>
    </style:style>
    <style:style style:name="P3" style:family="paragraph" style:parent-style-name="Standard">
      <style:paragraph-properties fo:text-align="start" style:justify-single-word="false"/>
      <style:text-properties officeooo:rsid="0019aa3c" officeooo:paragraph-rsid="0019aa3c"/>
    </style:style>
    <style:style style:name="P4" style:family="paragraph" style:parent-style-name="Standard">
      <style:paragraph-properties fo:text-align="start" style:justify-single-word="false"/>
      <style:text-properties officeooo:rsid="001ad790" officeooo:paragraph-rsid="001ad790"/>
    </style:style>
    <style:style style:name="P5" style:family="paragraph" style:parent-style-name="Standard">
      <style:paragraph-properties fo:text-align="start" style:justify-single-word="false"/>
      <style:text-properties officeooo:rsid="001ca3fc" officeooo:paragraph-rsid="001ce018"/>
    </style:style>
    <style:style style:name="T1" style:family="text">
      <style:text-properties officeooo:rsid="001a2ce7"/>
    </style:style>
    <style:style style:name="T2" style:family="text">
      <style:text-properties officeooo:rsid="001ad94c"/>
    </style:style>
    <style:style style:name="T3" style:family="text">
      <style:text-properties officeooo:rsid="001ca3fc"/>
    </style:style>
    <style:style style:name="T4" style:family="text">
      <style:text-properties officeooo:rsid="001ce0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ristina Collins</text:p>
      <text:p text:style-name="P1">EECS 600, Fall 2015</text:p>
      <text:p text:style-name="P1"/>
      <text:p text:style-name="P2">PS4: Rviz &amp; Gazebo</text:p>
      <text:p text:style-name="P2"/>
      <text:p text:style-name="P3">Steps to run:</text:p>
      <text:p text:style-name="P3">1) First terminal: roscd, catkin_make, roscore</text:p>
      <text:p text:style-name="P3">2) Second terminal: rviz</text:p>
      <text:p text:style-name="P3">3) Third terminal: roslaunch ps4_kvc2_robot_description ps4_kvc2_robot_visual.launch</text:p>
      <text:p text:style-name="P3">4) <text:span text:style-name="T1">Fourth terminal: rosrun robot_state_publisher robot_state_publisher</text:span></text:p>
      <text:p text:style-name="P4">5) Fifth terminal: rosrun gazebo_ros gazebo</text:p>
      <text:p text:style-name="P4">6) Sixth terminal: <text:span text:style-name="T2">Navigate to ps4_kvc2_robot_description and run </text:span>rosrun gazebo_ros spawn_model -file ps4_kvc2_robot_description.urdf -urdf -model one_DOF_robot <text:span text:style-name="T3">(loads model into gazebo)</text:span></text:p>
      <text:p text:style-name="P5">7) Seventh terminal: <text:span text:style-name="T4">rosrun ps4_kvc2_joint_controller ps4_kvc2_joint_controller</text:span></text:p>
      <text:p text:style-name="P5"><text:span text:style-name="T4">8) Eighth terminal: </text:span>rostopic pub pos_cmd std_msgs/Float64 .125 (or other number; radians rotation for joint2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01:03:17.428521283</meta:creation-date>
    <dc:date>2015-10-14T01:36:33.958659357</dc:date>
    <meta:editing-duration>PT30M28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1" meta:paragraph-count="12" meta:word-count="82" meta:character-count="707" meta:non-whitespace-character-count="637"/>
  </office:meta>
</office:document-meta>
</file>